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e47a" officeooo:paragraph-rsid="001be47a"/>
    </style:style>
    <style:style style:name="P2" style:family="paragraph" style:parent-style-name="Standard">
      <style:text-properties officeooo:rsid="001be47a" officeooo:paragraph-rsid="001ec28f"/>
    </style:style>
    <style:style style:name="P3" style:family="paragraph" style:parent-style-name="Standard">
      <style:text-properties officeooo:paragraph-rsid="001be47a"/>
    </style:style>
    <style:style style:name="P4" style:family="paragraph" style:parent-style-name="Standard">
      <style:text-properties fo:font-weight="bold" officeooo:rsid="001be47a" officeooo:paragraph-rsid="001be47a" style:font-weight-asian="bold" style:font-weight-complex="bold"/>
    </style:style>
    <style:style style:name="P5" style:family="paragraph" style:parent-style-name="Standard">
      <style:text-properties fo:font-weight="bold" officeooo:rsid="001cfe0f" officeooo:paragraph-rsid="001cfe0f" style:font-weight-asian="bold" style:font-weight-complex="bold"/>
    </style:style>
    <style:style style:name="P6" style:family="paragraph" style:parent-style-name="Standard">
      <style:text-properties fo:font-weight="normal" officeooo:rsid="001be47a" officeooo:paragraph-rsid="001be47a" style:font-weight-asian="normal" style:font-weight-complex="normal"/>
    </style:style>
    <style:style style:name="P7" style:family="paragraph" style:parent-style-name="Standard">
      <style:text-properties fo:font-weight="normal" officeooo:rsid="001be47a" officeooo:paragraph-rsid="001cfe0f" style:font-weight-asian="normal" style:font-weight-complex="normal"/>
    </style:style>
    <style:style style:name="P8" style:family="paragraph" style:parent-style-name="Standard">
      <style:text-properties fo:font-weight="normal" officeooo:rsid="001cfe0f" officeooo:paragraph-rsid="001cfe0f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fo:font-size="14pt" officeooo:rsid="001be47a" officeooo:paragraph-rsid="001ec28f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e47a" style:font-weight-asian="bold" style:font-weight-complex="bold"/>
    </style:style>
    <style:style style:name="T3" style:family="text">
      <style:text-properties fo:font-weight="bold" officeooo:rsid="001ec28f" style:font-weight-asian="bold" style:font-weight-complex="bold"/>
    </style:style>
    <style:style style:name="T4" style:family="text">
      <style:text-properties officeooo:rsid="001be47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fe0f" style:font-weight-asian="normal" style:font-weight-complex="normal"/>
    </style:style>
    <style:style style:name="T7" style:family="text">
      <style:text-properties fo:font-weight="normal" officeooo:rsid="001ec28f" style:font-weight-asian="normal" style:font-weight-complex="normal"/>
    </style:style>
    <style:style style:name="T8" style:family="text">
      <style:text-properties officeooo:rsid="001cfe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10"/>
      <text:p text:style-name="P11"><text:s text:c="35"/><text:span text:style-name="T1"><text:s text:c="4"/></text:span><text:span text:style-name="T3">MLDR</text:span></text:p>
      <text:p text:style-name="P2"><text:span text:style-name="T7"/></text:p>
      <text:p text:style-name="P1"><text:span text:style-name="T1">UTILISATEUR</text:span>(uti_id,uti_nom,uti_prenom,uti_mail,uti_pseudo,uti_mdp)</text:p>
      <text:p text:style-name="Standard">Clé primaire : <text:span text:style-name="T4">uti_id</text:span></text:p>
      <text:p text:style-name="Standard"/>
      <text:p text:style-name="Standard"><text:span text:style-name="T2">COMPTE</text:span> (<text:span text:style-name="T4">com_id,com_pseudo,com_mdp,com_iduti,comp_idabo,com_idser</text:span>)</text:p>
      <text:p text:style-name="Standard">Clé primaire : <text:span text:style-name="T4">com_id</text:span></text:p>
      <text:p text:style-name="P3">Clé étrangère: <text:span text:style-name="T4">com_iduti en référence à uti_id d' UTILISATEUR</text:span></text:p>
      <text:p text:style-name="P3"><text:tab/><text:tab/><text:span text:style-name="T4">com_idabo en référence à abo_id d' ABONNEMENT</text:span></text:p>
      <text:p text:style-name="P3"><text:tab/> <text:s text:c="11"/><text:span text:style-name="T4">com_idser en référence à ser_id de SERVEUR</text:span></text:p>
      <text:p text:style-name="Standard"/>
      <text:p text:style-name="Standard"/>
      <text:p text:style-name="Standard"><text:span text:style-name="T2">ABONNEMENT</text:span>(<text:span text:style-name="T4">abo_id</text:span>, <text:span text:style-name="T4">abo_libelle</text:span>)</text:p>
      <text:p text:style-name="Standard">Clé primaire : <text:span text:style-name="T4">abo_id</text:span></text:p>
      <text:p text:style-name="Standard"/>
      <text:p text:style-name="P4">SERVEUR(s<text:span text:style-name="T5">er_id,ser_hebergeur,ser_stockage</text:span>)</text:p>
      <text:p text:style-name="P6">Clé primaire : ser_id</text:p>
      <text:p text:style-name="Standard"/>
      <text:p text:style-name="P4">STOCKER(<text:span text:style-name="T5">sto_idser,sto_idfic</text:span>)</text:p>
      <text:p text:style-name="P6">Clé primaire : <text:s/>sto_idser, sto_idfic</text:p>
      <text:p text:style-name="P6">Clé étrangère: sto_idser en référence à ser_id de SERVEUR<text:tab/></text:p>
      <text:p text:style-name="P6"><text:tab/><text:tab/>sto_idfic <text:s/>en référence à fic_id de FICHIER</text:p>
      <text:p text:style-name="P6"/>
      <text:p text:style-name="P4">FICHIER<text:span text:style-name="T5">(fic_id,fic_nom,fic_format,fic_taille,</text:span><text:span text:style-name="T6">fic_partage,</text:span><text:span text:style-name="T5">fic_iduti)</text:span></text:p>
      <text:p text:style-name="P7">Clé primaire : fic_id</text:p>
      <text:p text:style-name="P7">Clé étrangère: fic_iduti en référence à uti_id d' UTILISATEUR</text:p>
      <text:p text:style-name="P7"/>
      <text:p text:style-name="P8"><text:span text:style-name="T1">RESTAURER</text:span>(res_idfic,res_idhis)</text:p>
      <text:p text:style-name="P7">Clé primaire : <text:span text:style-name="T8">res</text:span>_id<text:span text:style-name="T8">fic,res_idhis</text:span></text:p>
      <text:p text:style-name="P7">Clé étrangère: <text:span text:style-name="T8">res</text:span>_id<text:span text:style-name="T8">fic </text:span><text:s/>en référence à fic_id de FICHIER</text:p>
      <text:p text:style-name="P7"><text:tab/><text:tab/><text:span text:style-name="T8">res_idhis en référence à his_id de HISTORIQUE</text:span></text:p>
      <text:p text:style-name="P5"/>
      <text:p text:style-name="P5">HISTORIQUE<text:span text:style-name="T5">(his_id,his_version,his_date)</text:span></text:p>
      <text:p text:style-name="P7">Clé primaire : <text:span text:style-name="T8">his_id</text:span></text:p>
      <text:p text:style-name="P7"/>
      <text:p text:style-name="P7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M31S</meta:editing-duration>
    <meta:editing-cycles>10</meta:editing-cycles>
    <meta:generator>LibreOffice/4.3.1.2$Windows_x86 LibreOffice_project/958349dc3b25111dbca392fbc281a05559ef6848</meta:generator>
    <dc:date>2015-03-16T21:59:54.846000000</dc:date>
    <meta:document-statistic meta:table-count="0" meta:image-count="0" meta:object-count="0" meta:page-count="1" meta:paragraph-count="26" meta:word-count="108" meta:character-count="1040" meta:non-whitespace-character-count="894"/>
    <meta:user-defined meta:name="Info 1"/>
    <meta:user-defined meta:name="Info 2"/>
    <meta:user-defined meta:name="Info 3"/>
    <meta:user-defined meta:name="Info 4"/>
  </office:meta>
</office:document-meta>
</file>